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07d8fb"/>
    </style:style>
    <style:style style:name="T1" style:family="text">
      <style:text-properties style:font-name="CMBX12" fo:font-size="12pt" style:font-size-asian="12pt"/>
    </style:style>
    <style:style style:name="T2" style:family="text">
      <style:text-properties style:font-name="CMBX12" fo:font-size="12pt" style:text-underline-style="solid" style:text-underline-width="auto" style:text-underline-color="font-color" style:font-size-asian="12pt"/>
    </style:style>
    <style:style style:name="T3" style:family="text">
      <style:text-properties style:font-name="CMBX12" fo:font-size="12pt" style:text-underline-style="solid" style:text-underline-width="auto" style:text-underline-color="font-color" officeooo:rsid="0001eda1" style:font-size-asian="12pt"/>
    </style:style>
    <style:style style:name="T4" style:family="text">
      <style:text-properties style:font-name="CMBX10" fo:font-size="10pt" fo:font-weight="normal" style:font-size-asian="10pt" style:font-weight-asian="normal" style:font-weight-complex="normal"/>
    </style:style>
    <style:style style:name="T5" style:family="text">
      <style:text-properties style:font-name="CMBX10" fo:font-size="10pt" fo:font-weight="normal" officeooo:rsid="0001eda1" style:font-size-asian="10pt" style:font-weight-asian="normal" style:font-weight-complex="normal"/>
    </style:style>
    <style:style style:name="T6" style:family="text">
      <style:text-properties style:font-name="CMBX10" fo:font-size="10pt" fo:font-weight="normal" officeooo:rsid="0003d29f" style:font-size-asian="10pt" style:font-weight-asian="normal" style:font-weight-complex="normal"/>
    </style:style>
    <style:style style:name="T7" style:family="text">
      <style:text-properties style:font-name="CMBX10" fo:font-size="10pt" fo:font-weight="normal" officeooo:rsid="00049db5" style:font-size-asian="10pt" style:font-weight-asian="normal" style:font-weight-complex="normal"/>
    </style:style>
    <style:style style:name="T8" style:family="text">
      <style:text-properties style:font-name="CMBX10" fo:font-size="10pt" fo:font-weight="normal" officeooo:rsid="000659e5" style:font-size-asian="10pt" style:font-weight-asian="normal" style:font-weight-complex="normal"/>
    </style:style>
    <style:style style:name="T9" style:family="text">
      <style:text-properties style:font-name="CMBX10" fo:font-size="10pt" fo:font-weight="normal" officeooo:rsid="0007d8fb" style:font-size-asian="10pt" style:font-weight-asian="normal" style:font-weight-complex="normal"/>
    </style:style>
    <style:style style:name="T10" style:family="text">
      <style:text-properties style:font-name="CMBX10" fo:font-size="10pt" fo:font-weight="normal" officeooo:rsid="0009491d" style:font-size-asian="10pt" style:font-weight-asian="normal" style:font-weight-complex="normal"/>
    </style:style>
    <style:style style:name="T11" style:family="text">
      <style:text-properties style:font-name="CMBX10" fo:font-size="10pt" fo:font-weight="bold" style:font-size-asian="10pt" style:font-weight-asian="bold" style:font-weight-complex="bold"/>
    </style:style>
    <style:style style:name="T12" style:family="text">
      <style:text-properties style:font-name="CMBX10" fo:font-size="10pt" fo:font-weight="bold" officeooo:rsid="00049db5" style:font-size-asian="10pt" style:font-weight-asian="bold" style:font-weight-complex="bold"/>
    </style:style>
    <style:style style:name="T13" style:family="text">
      <style:text-properties style:font-name="CMBX10" fo:font-size="10pt" fo:font-weight="bold" officeooo:rsid="0007d8fb" style:font-size-asian="10pt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tude de la machine </text:span><text:span text:style-name="T3">à</text:span><text:span text:style-name="T2"> </text:span><text:span text:style-name="T3">é</text:span><text:span text:style-name="T2">tats</text:span><text:span text:style-name="T1"><text:line-break/></text:span></text:p>
      <text:p text:style-name="P2"><text:span text:style-name="T11">Question 1.</text:span><text:span text:style-name="T4"><text:line-break/>- </text:span><text:span text:style-name="T5">Regrouper dans un bloc, </text:span><text:span text:style-name="T8">l’état “planification”,</text:span><text:span text:style-name="T5"> </text:span><text:span text:style-name="T6">le bloc “reservationOuverte”, l’état “enCours” et l’état “preparationSeminaire”.<text:line-break/>- Puis dessiner une flèche d’</text:span><text:span text:style-name="T7">événement</text:span><text:span text:style-name="T6"> “annulation” qui pointe vers un état “annulé” dans le bloc “fini”.<text:line-break/><text:line-break/>- </text:span><text:span text:style-name="T7">Ajouter un </text:span><text:span text:style-name="T8">état</text:span><text:span text:style-name="T7"> après la flèche d’événement “clotureReservation” pour y ajouter une condition : si le nombre d’inscrits est strictement inférieur à 10 alors la flèche pointe faire l’état “annulé”, sinon vers l’état “preparationSeminaire”.<text:line-break/><text:line-break/></text:span><text:span text:style-name="T12">Question 2.</text:span><text:span text:style-name="T9"><text:line-break/>- Non, elle n’est pas correct car dans la situation où il ne reste qu’une place et qu’un adhérent s’inscrit, alors on retournera à l’état “placesDisponibles” alors qu’il n’y en a plus.<text:line-break/><text:line-break/></text:span><text:span text:style-name="T12">Question </text:span><text:span text:style-name="T13">3</text:span><text:span text:style-name="T12">.</text:span><text:span text:style-name="T7"><text:line-break/>- </text:span><text:span text:style-name="T9">Avec des switch cases.<text:line-break/><text:line-break/></text:span><text:span text:style-name="T12">Question </text:span><text:span text:style-name="T13">4</text:span><text:span text:style-name="T12">.</text:span><text:span text:style-name="T7"><text:line-break/>- </text:span><text:span text:style-name="T10">(voir package state_2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2-30T16:53:41.970000000</dc:date>
    <meta:editing-duration>PT20M2S</meta:editing-duration>
    <meta:editing-cycles>4</meta:editing-cycles>
    <meta:document-statistic meta:table-count="0" meta:image-count="0" meta:object-count="0" meta:page-count="1" meta:paragraph-count="2" meta:word-count="122" meta:character-count="792" meta:non-whitespace-character-count="667"/>
  </office:meta>
</office:document-meta>
</file>